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3.254375cm" style:use-optimal-column-width="true"/>
    </style:style>
    <style:style style:name="co4" style:family="table-column">
      <style:table-column-properties fo:break-before="auto" style:column-width="3.307291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op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iel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ernan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Nicolas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Pla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2">
            <text:p>latitude</text:p>
          </table:table-cell>
          <table:table-cell office:value-type="string" table:style-name="ce2">
            <text:p>longitud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ym Open park</text:p>
          </table:table-cell>
          <table:table-cell office:value-type="float" office:value="-34.685376499999997" table:style-name="ce2">
            <text:p>-34,685376500</text:p>
          </table:table-cell>
          <table:table-cell office:value-type="float" office:value="-58.556367799999997" table:style-name="ce2">
            <text:p>-58,55636780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tarbucks</text:p>
          </table:table-cell>
          <table:table-cell office:value-type="float" office:value="-34.635123499999999" table:style-name="ce2">
            <text:p>-34,635123500</text:p>
          </table:table-cell>
          <table:table-cell office:value-type="float" office:value="-58.629769500000002" table:style-name="ce1">
            <text:p>-58,629769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c Donald</text:p>
          </table:table-cell>
          <table:table-cell office:value-type="float" office:value="-34.677601099999997" table:style-name="ce2">
            <text:p>-34,677601100</text:p>
          </table:table-cell>
          <table:table-cell office:value-type="float" office:value="-58.5609866" table:style-name="ce1">
            <text:p>-58,5609866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Activities" table:style-name="ta1">
        <table:table-column table:style-name="co1" table:default-cell-style-name="ce1"/>
        <table:table-column table:style-name="co4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eakfast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aunch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nack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Workout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erobic physical activity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ardiorespiratory fitness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Cit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n Justo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oron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  <table:table table:name="Place-Cit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lace</text:p>
          </table:table-cell>
          <table:table-cell office:value-type="string" table:style-name="ce1">
            <text:p>city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Activity-log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ser</text:p>
          </table:table-cell>
          <table:table-cell office:value-type="string" table:style-name="ce1">
            <text:p>activity</text:p>
          </table:table-cell>
          <table:table-cell office:value-type="string" table:style-name="ce1">
            <text:p>place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9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9</meta:generator>
    <meta:initial-creator>Microsoft Office User</meta:initial-creator>
    <dc:creator>Microsoft Office User</dc:creator>
    <meta:creation-date>2019-04-02T14:14:43Z</meta:creation-date>
    <dc:date>2019-04-02T15:07:29Z</dc:date>
  </office:meta>
</office:document-meta>
</file>